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65614" officeooo:paragraph-rsid="00065614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65614" officeooo:paragraph-rsid="00065614" style:font-size-asian="11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8082e" officeooo:paragraph-rsid="0008082e" style:font-size-asian="11pt" style:font-style-asian="normal" style:font-weight-asian="normal" style:text-emphasize="none"/>
    </style:style>
    <style:style style:name="P5" style:family="paragraph" style:parent-style-name="Standard">
      <style:text-properties officeooo:rsid="0008082e" officeooo:paragraph-rsid="0008082e"/>
    </style:style>
    <style:style style:name="P6" style:family="paragraph" style:parent-style-name="Standard">
      <style:text-properties officeooo:rsid="0008fdec" officeooo:paragraph-rsid="0008fdec"/>
    </style:style>
    <style:style style:name="P7" style:family="paragraph" style:parent-style-name="Standard">
      <style:text-properties officeooo:rsid="0008fdec" officeooo:paragraph-rsid="000a23e7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8082e" style:font-size-asian="11pt" style:font-style-asian="normal" style:font-weight-asian="normal" style:text-emphasize="none"/>
    </style:style>
    <style:style style:name="T3" style:family="text">
      <style:text-properties officeooo:rsid="000827ad"/>
    </style:style>
    <style:style style:name="T4" style:family="text">
      <style:text-properties officeooo:rsid="000a23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r:</text:p>
      <text:p text:style-name="P2">- Tổ chức lưu trữ các file</text:p>
      <text:p text:style-name="P2">- Lưu trữ danh sách file, gửi cho client nếu được yêu cầu</text:p>
      <text:p text:style-name="P2">- Quản lý csdl (mysql) để lưu trữ thông tin đăng ký cho các user</text:p>
      <text:p text:style-name="P2">- Gửi file mà user yêu cầu.</text:p>
      <text:p text:style-name="P2">- Nhận và lưu trữ lại file mà user upload lên.</text:p>
      <text:p text:style-name="P2">Client:</text:p>
      <text:p text:style-name="P2">- Yêu cầu đăng ký/đăng nhập</text:p>
      <text:p text:style-name="P2">- Liệt kê danh sách file mà server quản lý</text:p>
      <text:p text:style-name="P2">- Cho người dùng chọn và gửi yêu cầu tải file về</text:p>
      <text:p text:style-name="P2"/>
      <text:p text:style-name="P3">Phân tích yêu cầu:</text:p>
      <text:p text:style-name="P3"/>
      <text:p text:style-name="P3">Giao diện phía client</text:p>
      <text:p text:style-name="P3"/>
      <text:p text:style-name="P3">Đăng ký tài khoản mới</text:p>
      <text:p text:style-name="P3">Login</text:p>
      <text:p text:style-name="P4">Sau khi đã login thành công thì có giao diện sau:</text:p>
      <text:p text:style-name="P4"/>
      <text:p text:style-name="P1"><text:span text:style-name="T2">1</text:span><text:span text:style-name="T1">. Liệt kê danh sách các file mà server quản lý</text:span></text:p>
      <text:p text:style-name="P1"><text:span text:style-name="T2">2</text:span><text:span text:style-name="T1">. Tải file theo yêu cầu</text:span></text:p>
      <text:p text:style-name="P4">3. Upload file mới</text:p>
      <text:p text:style-name="P2"/>
      <text:p text:style-name="P4">Thông tin cần thiết của 1 tài khoản mới</text:p>
      <text:p text:style-name="P4">username: string(30), password: string (15)</text:p>
      <text:p text:style-name="P4">Đăng kí xong thì gửi tin nhắn create account completed từ server</text:p>
      <text:p text:style-name="Standard"/>
      <text:p text:style-name="P5">Login: Nhập username và <text:s/>password, nếu đúng thì <text:span text:style-name="T3">chuyển đến màn hình 3 chức năng về file của client</text:span></text:p>
      <text:p text:style-name="P5"/>
      <text:p text:style-name="P6">Các câu lệnh gửi nhận giữa client và server trong các chức năng: </text:p>
      <text:p text:style-name="P6"/>
      <text:p text:style-name="P6">Singin up :</text:p>
      <text:p text:style-name="P6">Client → Server : POST SIGN_UP USR= ”NAME” PSW = “…..”</text:p>
      <text:p text:style-name="P6">Server→ client : <text:s/>POST SIGN_UP [status] (status =0 thì signup thất bại, = 1 thì thành công)</text:p>
      <text:p text:style-name="P6"/>
      <text:p text:style-name="P6">Login: </text:p>
      <text:p text:style-name="P6">Client → Server : POST SIGN_IN USR= ”NAME” PSW = “…..”</text:p>
      <text:p text:style-name="P6">Server→ client : <text:s/>POST SIGN_IN [status] (status =0 thì login thất bại, = 1 thì thành công)</text:p>
      <text:p text:style-name="P6"/>
      <text:p text:style-name="P6">Liệt kê: (in ra tất cả các file mà server đang lưu trữ)</text:p>
      <text:p text:style-name="P6">Client → Server : GET DATAS USR_ID= ” ”</text:p>
      <text:p text:style-name="P6">Server→ client : <text:s/>GET DATAS [status] (status =0 thì liệt kê thất bại, = 1 thì thành công)</text:p>
      <text:p text:style-name="P6"/>
      <text:p text:style-name="P6">Dow<text:span text:style-name="T4">nload:</text:span></text:p>
      <text:p text:style-name="P7">Client → Server : GET DATA USR_ID= ” ” <text:span text:style-name="T4">FILE_ID = ” ”</text:span></text:p>
      <text:p text:style-name="P7">Server→ client : <text:s/>GET DATA [status] (status =0 thì download thất bại, = 1 thì thành công)</text:p>
      <text:p text:style-name="P7"/>
      <text:p text:style-name="P7"><text:span text:style-name="T4">Upload:</text:span></text:p>
      <text:p text:style-name="P7">Client → Server : <text:span text:style-name="T4">POST</text:span> DATA USR_ID= ” ” <text:span text:style-name="T4">FILE_ID = ” ”</text:span></text:p>
      <text:p text:style-name="P7">Server→ client : <text:s/><text:span text:style-name="T4">POST</text:span> DATA [status] (status =0 thì upload thất bại, = 1 thì thành công)</text:p>
      <text:p text:style-name="P7"/>
      <text:p text:style-name="P6">Các yêu cầu về tổ chức file trong project :</text:p>
      <text:p text:style-name="P6">- <text:s/>Tất cả các hằng về độ dài mảng , các define cho hết vào 1 file define.c</text:p>
      <text:p text:style-name="P6"><text:soft-page-break/>- <text:s/>Từng chức năng riêng biệt: <text:s/>connect database, query, gửi nhận client – server, cắt ghép string cho vào từng file riêng biệt, main chính thì include lại các file đó và gọi hàm là xong.</text:p>
      <text:p text:style-name="P6">- Các xâu báo lỗi thì cũng có thể cho vào def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20:28.819997966</meta:creation-date>
    <dc:date>2016-11-17T18:57:57.249198359</dc:date>
    <meta:editing-duration>PT41M55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2" meta:paragraph-count="42" meta:word-count="424" meta:character-count="2002" meta:non-whitespace-character-count="1608"/>
  </office:meta>
</office:document-meta>
</file>